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C20FC6C92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李禹霖简历</text:p>
      <text:h text:style-name="Heading_20_1" text:outline-level="1"/>
      <text:h text:style-name="Heading_20_1" text:outline-level="1">Hi, </text:h>
      <text:h text:style-name="Heading_20_2" text:outline-level="2"><text:tab/>Do you love me as I love you?</text:h>
      <text:h text:style-name="Heading_20_2" text:outline-level="2"><text:tab/>Baby 么么哒</text:h>
      <text:h text:style-name="Heading_20_3" text:outline-level="3"><draw:frame draw:style-name="fr1" draw:name="Image1" text:anchor-type="paragraph" svg:x="2.5661in" svg:y="1.0134in" svg:width="4.6874in" svg:height="4.6874in" draw:z-index="0"><draw:image xlink:href="Pictures/10000000000001C2000001C20FC6C922.jpg" xlink:type="simple" xlink:show="embed" xlink:actuate="onLoad"/></draw:frame><text:tab/><text:tab/><text:tab/><text:tab/><text:tab/><text:tab/><text:tab/>– 李禹霖 (Mario Li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5:14.435151707</meta:creation-date>
    <dc:date>2016-06-06T15:05:47.567262608</dc:date>
    <meta:editing-duration>PT25M23S</meta:editing-duration>
    <meta:editing-cycles>1</meta:editing-cycles>
    <meta:document-statistic meta:table-count="0" meta:image-count="1" meta:object-count="0" meta:page-count="1" meta:paragraph-count="5" meta:word-count="23" meta:character-count="71" meta:non-whitespace-character-count="50"/>
    <meta:generator>LibreOffice/4.2.8.2$Linux_X86_64 LibreOffice_project/420m0$Build-2</meta:generator>
  </office:meta>
</office:document-meta>
</file>